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800000346AB547EEA24878C95.png" manifest:media-type="image/png"/>
  <manifest:file-entry manifest:full-path="Pictures/100000000000021E000001C0507C16CA501A41BF.png" manifest:media-type="image/png"/>
  <manifest:file-entry manifest:full-path="Pictures/100002000000008000000080065B158C93CE54E8.png" manifest:media-type="image/png"/>
  <manifest:file-entry manifest:full-path="Pictures/10000000000002D00000021CADBA919C59472437.jpg" manifest:media-type="image/jpeg"/>
  <manifest:file-entry manifest:full-path="Pictures/10000201000001FC0000017A1FCA4243F6D44950.png" manifest:media-type="image/png"/>
  <manifest:file-entry manifest:full-path="Pictures/10000000000002D00000021C9A486A8EDFE5B991.jpg" manifest:media-type="image/jpeg"/>
  <manifest:file-entry manifest:full-path="Pictures/100000000000065E0000035B306CA85FF116BFF0.png" manifest:media-type="image/png"/>
  <manifest:file-entry manifest:full-path="Pictures/1000000400000087000000B0F02231167A51BCC5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resentación día 8</text:span>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style-name="gr2" draw:text-style-name="P5" draw:layer="layout" svg:width="21.209cm" svg:height="11.176cm" svg:x="3.048cm" svg:y="0.762cm">
          <draw:image xlink:href="Pictures/100000000000065E0000035B306CA85FF116BF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style-name="gr2" draw:text-style-name="P5" draw:layer="layout" svg:width="14.339cm" svg:height="11.852cm" svg:x="6.35cm" svg:y="3.134cm">
          <draw:image xlink:href="Pictures/100000000000021E000001C0507C16CA501A41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style-name="gr2" draw:text-style-name="P5" draw:layer="layout" svg:width="17.067cm" svg:height="11.684cm" svg:x="4.318cm" svg:y="3.81cm">
          <draw:image xlink:href="Pictures/10000000000004C800000346AB547EEA24878C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1</meta:editing-cycles>
    <meta:creation-date>2021-01-18T14:31:15.283756298</meta:creation-date>
    <dc:date>2021-01-27T01:14:21.784159928</dc:date>
    <meta:editing-duration>PT2H22M23S</meta:editing-duration>
    <meta:generator>LibreOffice/6.0.7.3$Linux_X86_64 LibreOffice_project/00m0$Build-3</meta:generator>
    <meta:document-statistic meta:object-count="70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